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9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1897.5" table:style-name="ce3">
            <text:p>1897.5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10H23M0.000S" table:style-name="ce6">
            <text:p>10:23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8T00:00:00" table:style-name="ce7">
            <text:p>8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35.72999999999999" table:style-name="ce1">
            <text:p>135.7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39.909999999999997" table:style-name="ce1">
            <text:p>39.91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7:40:01Z</dc:date>
    <meta:editing-cycles>30</meta:editing-cycles>
    <meta:editing-duration>PT0S</meta:editing-duration>
  </office:meta>
</office:document-meta>
</file>